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37cm"/>
    </style:style>
    <style:style style:name="co2" style:family="table-column">
      <style:table-column-properties fo:break-before="auto" style:column-width="2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1" calcext:value-type="float">
            <text:p>110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63" calcext:value-type="float">
            <text:p>115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24" calcext:value-type="float">
            <text:p>117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96" calcext:value-type="float">
            <text:p>119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3" calcext:value-type="float">
            <text:p>11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78" calcext:value-type="float">
            <text:p>119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5" calcext:value-type="float">
            <text:p>119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56" calcext:value-type="float">
            <text:p>119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9" calcext:value-type="float">
            <text:p>118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94" calcext:value-type="float">
            <text:p>115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2" calcext:value-type="float">
            <text:p>114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7" calcext:value-type="float">
            <text:p>114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:.J35])" office:value-type="float" office:value="117.198333333333" calcext:value-type="float">
            <text:p>117,2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1" calcext:value-type="float">
            <text:p>116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22" calcext:value-type="float">
            <text:p>116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2" calcext:value-type="float">
            <text:p>117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3" calcext:value-type="float">
            <text:p>117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39" calcext:value-type="float">
            <text:p>117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57" calcext:value-type="float">
            <text:p>118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06" calcext:value-type="float">
            <text:p>118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1" calcext:value-type="float">
            <text:p>118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3" calcext:value-type="float">
            <text:p>117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62" calcext:value-type="float">
            <text:p>115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54" calcext:value-type="float">
            <text:p>116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" calcext:value-type="float">
            <text:p>116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8:.J71])" office:value-type="float" office:value="117.25" calcext:value-type="float">
            <text:p>117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7" calcext:value-type="float">
            <text:p>117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43" calcext:value-type="float">
            <text:p>118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92" calcext:value-type="float">
            <text:p>118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23" calcext:value-type="float">
            <text:p>118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16" calcext:value-type="float">
            <text:p>118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67" calcext:value-type="float">
            <text:p>119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.09" calcext:value-type="float">
            <text:p>119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79" calcext:value-type="float">
            <text:p>117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85" calcext:value-type="float">
            <text:p>118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81" calcext:value-type="float">
            <text:p>116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78" calcext:value-type="float">
            <text:p>118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.67" calcext:value-type="float">
            <text:p>118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4:.J107])" office:value-type="float" office:value="118.430833333333" calcext:value-type="float">
            <text:p>118,4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85" calcext:value-type="float">
            <text:p>122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67" calcext:value-type="float">
            <text:p>121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" calcext:value-type="float">
            <text:p>121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0.83" calcext:value-type="float">
            <text:p>120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38" calcext:value-type="float">
            <text:p>121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68" calcext:value-type="float">
            <text:p>122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1.51" calcext:value-type="float">
            <text:p>121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81" calcext:value-type="float">
            <text:p>123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3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3.05" calcext:value-type="float">
            <text:p>123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37" calcext:value-type="float">
            <text:p>122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59" calcext:value-type="float">
            <text:p>122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2.77" calcext:value-type="float">
            <text:p>122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0:.J143])" office:value-type="float" office:value="122.234166666667" calcext:value-type="float">
            <text:p>122,2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" calcext:value-type="float">
            <text:p>110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69" calcext:value-type="float">
            <text:p>111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07" calcext:value-type="float">
            <text:p>113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2" calcext:value-type="float">
            <text:p>112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4" calcext:value-type="float">
            <text:p>112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5" calcext:value-type="float">
            <text:p>111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23" calcext:value-type="float">
            <text:p>112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3" calcext:value-type="float">
            <text:p>111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08" calcext:value-type="float">
            <text:p>109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8" calcext:value-type="float">
            <text:p>109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7" calcext:value-type="float">
            <text:p>108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7" calcext:value-type="float">
            <text:p>109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46:.J179])" office:value-type="float" office:value="111.050833333333" calcext:value-type="float">
            <text:p>111,0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8" calcext:value-type="float">
            <text:p>108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1" calcext:value-type="float">
            <text:p>109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17" calcext:value-type="float">
            <text:p>112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87" calcext:value-type="float">
            <text:p>112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64" calcext:value-type="float">
            <text:p>112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35" calcext:value-type="float">
            <text:p>112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96" calcext:value-type="float">
            <text:p>112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7" calcext:value-type="float">
            <text:p>113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4" calcext:value-type="float">
            <text:p>112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6" calcext:value-type="float">
            <text:p>110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9" calcext:value-type="float">
            <text:p>109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2" calcext:value-type="float">
            <text:p>10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82:.J215])" office:value-type="float" office:value="111.3975" calcext:value-type="float">
            <text:p>111,4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56" calcext:value-type="float">
            <text:p>110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1" calcext:value-type="float">
            <text:p>110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3" calcext:value-type="float">
            <text:p>110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4" calcext:value-type="float">
            <text:p>113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4" calcext:value-type="float">
            <text:p>113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14" calcext:value-type="float">
            <text:p>113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2" calcext:value-type="float">
            <text:p>11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29" calcext:value-type="float">
            <text:p>113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53" calcext:value-type="float">
            <text:p>113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72" calcext:value-type="float">
            <text:p>112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25" calcext:value-type="float">
            <text:p>111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29" calcext:value-type="float">
            <text:p>110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18:.J251])" office:value-type="float" office:value="112.09" calcext:value-type="float">
            <text:p>112,0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68" calcext:value-type="float">
            <text:p>114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8" calcext:value-type="float">
            <text:p>114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97" calcext:value-type="float">
            <text:p>113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.31" calcext:value-type="float">
            <text:p>113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9" calcext:value-type="float">
            <text:p>114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08" calcext:value-type="float">
            <text:p>115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88" calcext:value-type="float">
            <text:p>114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47" calcext:value-type="float">
            <text:p>115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92" calcext:value-type="float">
            <text:p>114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59" calcext:value-type="float">
            <text:p>114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15" calcext:value-type="float">
            <text:p>114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7" calcext:value-type="float">
            <text:p>114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54:.J287])" office:value-type="float" office:value="114.5075" calcext:value-type="float">
            <text:p>114,5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3" calcext:value-type="float">
            <text:p>104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8" calcext:value-type="float">
            <text:p>103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3" calcext:value-type="float">
            <text:p>103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9" calcext:value-type="float">
            <text:p>103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3" calcext:value-type="float">
            <text:p>102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2" calcext:value-type="float">
            <text:p>103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7" calcext:value-type="float">
            <text:p>106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4" calcext:value-type="float">
            <text:p>107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21" calcext:value-type="float">
            <text:p>107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1" calcext:value-type="float">
            <text:p>107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4" calcext:value-type="float">
            <text:p>107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4" calcext:value-type="float">
            <text:p>107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90:.J323])" office:value-type="float" office:value="105.454166666667" calcext:value-type="float">
            <text:p>105,4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7" calcext:value-type="float">
            <text:p>107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8" calcext:value-type="float">
            <text:p>107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4" calcext:value-type="float">
            <text:p>103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07" calcext:value-type="float">
            <text:p>105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4" calcext:value-type="float">
            <text:p>103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3" calcext:value-type="float">
            <text:p>104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9" calcext:value-type="float">
            <text:p>102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9" calcext:value-type="float">
            <text:p>104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" calcext:value-type="float">
            <text:p>103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42" calcext:value-type="float">
            <text:p>104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9" calcext:value-type="float">
            <text:p>107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52" calcext:value-type="float">
            <text:p>107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26:.J359])" office:value-type="float" office:value="105.061666666667" calcext:value-type="float">
            <text:p>105,0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2" calcext:value-type="float">
            <text:p>107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53" calcext:value-type="float">
            <text:p>107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9" calcext:value-type="float">
            <text:p>107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1" calcext:value-type="float">
            <text:p>108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5" calcext:value-type="float">
            <text:p>108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99" calcext:value-type="float">
            <text:p>107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6" calcext:value-type="float">
            <text:p>104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1" calcext:value-type="float">
            <text:p>103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9" calcext:value-type="float">
            <text:p>103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55" calcext:value-type="float">
            <text:p>104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7" calcext:value-type="float">
            <text:p>103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99" calcext:value-type="float">
            <text:p>104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62:.J395])" office:value-type="float" office:value="106.038333333333" calcext:value-type="float">
            <text:p>106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65" calcext:value-type="float">
            <text:p>105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2" calcext:value-type="float">
            <text:p>106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1" calcext:value-type="float">
            <text:p>108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7" calcext:value-type="float">
            <text:p>109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11" calcext:value-type="float">
            <text:p>110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8" calcext:value-type="float">
            <text:p>109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48" calcext:value-type="float">
            <text:p>10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6" calcext:value-type="float">
            <text:p>109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2" calcext:value-type="float">
            <text:p>10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1" calcext:value-type="float">
            <text:p>109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8" calcext:value-type="float">
            <text:p>106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5" calcext:value-type="float">
            <text:p>106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98:.J431])" office:value-type="float" office:value="108.438333333333" calcext:value-type="float">
            <text:p>108,4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6" calcext:value-type="float">
            <text:p>98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" calcext:value-type="float">
            <text:p>98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2" calcext:value-type="float">
            <text:p>9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" calcext:value-type="float">
            <text:p>97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4" calcext:value-type="float">
            <text:p>97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1" calcext:value-type="float">
            <text:p>97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4" calcext:value-type="float">
            <text:p>103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6" calcext:value-type="float">
            <text:p>102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6" calcext:value-type="float">
            <text:p>102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8" calcext:value-type="float">
            <text:p>102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36" calcext:value-type="float">
            <text:p>103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34:.J467])" office:value-type="float" office:value="99.9608333333333" calcext:value-type="float">
            <text:p>99,9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02" calcext:value-type="float">
            <text:p>10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7" calcext:value-type="float">
            <text:p>103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9" calcext:value-type="float">
            <text:p>102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2" calcext:value-type="float">
            <text:p>102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7" calcext:value-type="float">
            <text:p>102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5" calcext:value-type="float">
            <text:p>97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66" calcext:value-type="float">
            <text:p>97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2" calcext:value-type="float">
            <text:p>98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1" calcext:value-type="float">
            <text:p>97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4" calcext:value-type="float">
            <text:p>98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94" calcext:value-type="float">
            <text:p>98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28" calcext:value-type="float">
            <text:p>98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70:.J503])" office:value-type="float" office:value="100.0725" calcext:value-type="float">
            <text:p>100,0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33" calcext:value-type="float">
            <text:p>98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5" calcext:value-type="float">
            <text:p>98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3" calcext:value-type="float">
            <text:p>101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1" calcext:value-type="float">
            <text:p>102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6" calcext:value-type="float">
            <text:p>103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2" calcext:value-type="float">
            <text:p>103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7" calcext:value-type="float">
            <text:p>103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6" calcext:value-type="float">
            <text:p>103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7" calcext:value-type="float">
            <text:p>102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" calcext:value-type="float">
            <text:p>102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29" calcext:value-type="float">
            <text:p>103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6" calcext:value-type="float">
            <text:p>103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06:.J539])" office:value-type="float" office:value="102.245833333333" calcext:value-type="float">
            <text:p>102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8" calcext:value-type="float">
            <text:p>99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2" calcext:value-type="float">
            <text:p>9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" calcext:value-type="float">
            <text:p>99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4" calcext:value-type="float">
            <text:p>98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5" calcext:value-type="float">
            <text:p>98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2" calcext:value-type="float">
            <text:p>99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8" calcext:value-type="float">
            <text:p>99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2" calcext:value-type="float">
            <text:p>99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3" calcext:value-type="float">
            <text:p>99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" calcext:value-type="float">
            <text:p>102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3" calcext:value-type="float">
            <text:p>105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3" calcext:value-type="float">
            <text:p>104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42:.J575])" office:value-type="float" office:value="100.3225" calcext:value-type="float">
            <text:p>100,3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9" calcext:value-type="float">
            <text:p>99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2" calcext:value-type="float">
            <text:p>99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8" calcext:value-type="float">
            <text:p>99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2" calcext:value-type="float">
            <text:p>99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9" calcext:value-type="float">
            <text:p>99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7" calcext:value-type="float">
            <text:p>99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3" calcext:value-type="float">
            <text:p>99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8" calcext:value-type="float">
            <text:p>99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98" calcext:value-type="float">
            <text:p>99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9" calcext:value-type="float">
            <text:p>93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4" calcext:value-type="float">
            <text:p>93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6" calcext:value-type="float">
            <text:p>93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78:.J611])" office:value-type="float" office:value="98.1458333333333" calcext:value-type="float">
            <text:p>98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4" calcext:value-type="float">
            <text:p>93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" calcext:value-type="float">
            <text:p>93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2" calcext:value-type="float">
            <text:p>93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6" calcext:value-type="float">
            <text:p>93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1" calcext:value-type="float">
            <text:p>93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7" calcext:value-type="float">
            <text:p>93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7" calcext:value-type="float">
            <text:p>93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2" calcext:value-type="float">
            <text:p>9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9" calcext:value-type="float">
            <text:p>93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6" calcext:value-type="float">
            <text:p>93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7" calcext:value-type="float">
            <text:p>99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5" calcext:value-type="float">
            <text:p>99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14:.J647])" office:value-type="float" office:value="94.5633333333333" calcext:value-type="float">
            <text:p>94,5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6" calcext:value-type="float">
            <text:p>100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5" calcext:value-type="float">
            <text:p>99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1" calcext:value-type="float">
            <text:p>99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1" calcext:value-type="float">
            <text:p>99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29" calcext:value-type="float">
            <text:p>99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88" calcext:value-type="float">
            <text:p>100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3" calcext:value-type="float">
            <text:p>99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2" calcext:value-type="float">
            <text:p>99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51" calcext:value-type="float">
            <text:p>99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1" calcext:value-type="float">
            <text:p>99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6" calcext:value-type="float">
            <text:p>96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5" calcext:value-type="float">
            <text:p>93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50:.J683])" office:value-type="float" office:value="99.0066666666667" calcext:value-type="float">
            <text:p>99,0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2" calcext:value-type="float">
            <text:p>94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2" calcext:value-type="float">
            <text:p>94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9" calcext:value-type="float">
            <text:p>94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3" calcext:value-type="float">
            <text:p>93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6" calcext:value-type="float">
            <text:p>94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6" calcext:value-type="float">
            <text:p>94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9" calcext:value-type="float">
            <text:p>94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48" calcext:value-type="float">
            <text:p>94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" calcext:value-type="float">
            <text:p>94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8" calcext:value-type="float">
            <text:p>100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86:.J719])" office:value-type="float" office:value="94.7441666666667" calcext:value-type="float">
            <text:p>94,7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8" calcext:value-type="float">
            <text:p>96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7" calcext:value-type="float">
            <text:p>96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2" calcext:value-type="float">
            <text:p>96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4" calcext:value-type="float">
            <text:p>96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2" calcext:value-type="float">
            <text:p>96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3" calcext:value-type="float">
            <text:p>96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5" calcext:value-type="float">
            <text:p>95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06" calcext:value-type="float">
            <text:p>96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" calcext:value-type="float">
            <text:p>95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63" calcext:value-type="float">
            <text:p>96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9" calcext:value-type="float">
            <text:p>95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4" calcext:value-type="float">
            <text:p>96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22:.J755])" office:value-type="float" office:value="96.1941666666667" calcext:value-type="float">
            <text:p>96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9" calcext:value-type="float">
            <text:p>95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" calcext:value-type="float">
            <text:p>96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6" calcext:value-type="float">
            <text:p>96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87" calcext:value-type="float">
            <text:p>95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4" calcext:value-type="float">
            <text:p>93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6" calcext:value-type="float">
            <text:p>89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4" calcext:value-type="float">
            <text:p>89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6" calcext:value-type="float">
            <text:p>8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3" calcext:value-type="float">
            <text:p>8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6" calcext:value-type="float">
            <text:p>89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6" calcext:value-type="float">
            <text:p>90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36" calcext:value-type="float">
            <text:p>90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58:.J791])" office:value-type="float" office:value="92.2775" calcext:value-type="float">
            <text:p>92,2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5" calcext:value-type="float">
            <text:p>89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8" calcext:value-type="float">
            <text:p>89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7" calcext:value-type="float">
            <text:p>89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9" calcext:value-type="float">
            <text:p>89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7" calcext:value-type="float">
            <text:p>89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41" calcext:value-type="float">
            <text:p>90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" calcext:value-type="float">
            <text:p>89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3" calcext:value-type="float">
            <text:p>89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" calcext:value-type="float">
            <text:p>89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6" calcext:value-type="float">
            <text:p>89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64" calcext:value-type="float">
            <text:p>96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94:.J827])" office:value-type="float" office:value="90.4625" calcext:value-type="float">
            <text:p>90,4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6" calcext:value-type="float">
            <text:p>96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9" calcext:value-type="float">
            <text:p>95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44" calcext:value-type="float">
            <text:p>96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3" calcext:value-type="float">
            <text:p>97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7" calcext:value-type="float">
            <text:p>96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23" calcext:value-type="float">
            <text:p>96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5" calcext:value-type="float">
            <text:p>97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1" calcext:value-type="float">
            <text:p>97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" calcext:value-type="float">
            <text:p>96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2" calcext:value-type="float">
            <text:p>97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8" calcext:value-type="float">
            <text:p>96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51" calcext:value-type="float">
            <text:p>96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30:.J863])" office:value-type="float" office:value="96.6241666666667" calcext:value-type="float">
            <text:p>96,6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76" calcext:value-type="float">
            <text:p>94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4" calcext:value-type="float">
            <text:p>95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9" calcext:value-type="float">
            <text:p>94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4" calcext:value-type="float">
            <text:p>95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6" calcext:value-type="float">
            <text:p>95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9" calcext:value-type="float">
            <text:p>88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6" calcext:value-type="float">
            <text:p>88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33" calcext:value-type="float">
            <text:p>88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7" calcext:value-type="float">
            <text:p>88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66:.J899])" office:value-type="float" office:value="91.7433333333333" calcext:value-type="float">
            <text:p>91,7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7" calcext:value-type="float">
            <text:p>88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3" calcext:value-type="float">
            <text:p>88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7" calcext:value-type="float">
            <text:p>88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9" calcext:value-type="float">
            <text:p>89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3" calcext:value-type="float">
            <text:p>88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6" calcext:value-type="float">
            <text:p>88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4" calcext:value-type="float">
            <text:p>88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15" calcext:value-type="float">
            <text:p>88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9" calcext:value-type="float">
            <text:p>88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02:.J935])" office:value-type="float" office:value="88.5258333333333" calcext:value-type="float">
            <text:p>88,5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29" calcext:value-type="float">
            <text:p>88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5" calcext:value-type="float">
            <text:p>88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44" calcext:value-type="float">
            <text:p>88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82" calcext:value-type="float">
            <text:p>8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5" calcext:value-type="float">
            <text:p>89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9" calcext:value-type="float">
            <text:p>95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1" calcext:value-type="float">
            <text:p>95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7" calcext:value-type="float">
            <text:p>95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05" calcext:value-type="float">
            <text:p>95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8" calcext:value-type="float">
            <text:p>96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71" calcext:value-type="float">
            <text:p>95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" calcext:value-type="float">
            <text:p>94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38:.J971])" office:value-type="float" office:value="92.5883333333333" calcext:value-type="float">
            <text:p>92,5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4" calcext:value-type="float">
            <text:p>95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1" calcext:value-type="float">
            <text:p>95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1" calcext:value-type="float">
            <text:p>95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9" calcext:value-type="float">
            <text:p>95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54" calcext:value-type="float">
            <text:p>95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" calcext:value-type="float">
            <text:p>94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2" calcext:value-type="float">
            <text:p>95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11" calcext:value-type="float">
            <text:p>95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43" calcext:value-type="float">
            <text:p>95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31" calcext:value-type="float">
            <text:p>95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3" calcext:value-type="float">
            <text:p>94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96" calcext:value-type="float">
            <text:p>94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74:.J1007])" office:value-type="float" office:value="95.2458333333333" calcext:value-type="float">
            <text:p>95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1.23" calcext:value-type="float">
            <text:p>1271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5.92" calcext:value-type="float">
            <text:p>1275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0.15" calcext:value-type="float">
            <text:p>1310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6.31" calcext:value-type="float">
            <text:p>1306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5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5.29" calcext:value-type="float">
            <text:p>1275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3.32" calcext:value-type="float">
            <text:p>128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8.1" calcext:value-type="float">
            <text:p>1308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.94" calcext:value-type="float">
            <text:p>1279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4.75" calcext:value-type="float">
            <text:p>1274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6.06" calcext:value-type="float">
            <text:p>1306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9.32" calcext:value-type="float">
            <text:p>130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4.18" calcext:value-type="float">
            <text:p>1274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10:.J1043])" office:value-type="float" office:value="1289.5475" calcext:value-type="float">
            <text:p>1.289,5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2.8" calcext:value-type="float">
            <text:p>922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3.6" calcext:value-type="float">
            <text:p>943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6.35" calcext:value-type="float">
            <text:p>946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41" calcext:value-type="float">
            <text:p>91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3.88" calcext:value-type="float">
            <text:p>923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0.58" calcext:value-type="float">
            <text:p>930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3.38" calcext:value-type="float">
            <text:p>943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0.36" calcext:value-type="float">
            <text:p>940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3.54" calcext:value-type="float">
            <text:p>923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6.29" calcext:value-type="float">
            <text:p>926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4.37" calcext:value-type="float">
            <text:p>944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2.08" calcext:value-type="float">
            <text:p>942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46:.J1079])" office:value-type="float" office:value="933.886666666667" calcext:value-type="float">
            <text:p>933,8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3.2" calcext:value-type="float">
            <text:p>643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31" calcext:value-type="float">
            <text:p>635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9.28" calcext:value-type="float">
            <text:p>639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6.96" calcext:value-type="float">
            <text:p>636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7.32" calcext:value-type="float">
            <text:p>647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7.32" calcext:value-type="float">
            <text:p>647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5.51" calcext:value-type="float">
            <text:p>645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7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7.4" calcext:value-type="float">
            <text:p>637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55" calcext:value-type="float">
            <text:p>635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9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9.13" calcext:value-type="float">
            <text:p>639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8.21" calcext:value-type="float">
            <text:p>648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82:.J1115])" office:value-type="float" office:value="640.9325" calcext:value-type="float">
            <text:p>640,9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44" calcext:value-type="float">
            <text:p>414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06" calcext:value-type="float">
            <text:p>413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41" calcext:value-type="float">
            <text:p>414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5.16" calcext:value-type="float">
            <text:p>415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43" calcext:value-type="float">
            <text:p>412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11" calcext:value-type="float">
            <text:p>412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26" calcext:value-type="float">
            <text:p>413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97" calcext:value-type="float">
            <text:p>413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38" calcext:value-type="float">
            <text:p>414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69" calcext:value-type="float">
            <text:p>414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88" calcext:value-type="float">
            <text:p>413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06" calcext:value-type="float">
            <text:p>414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18:.J1151])" office:value-type="float" office:value="413.820833333333" calcext:value-type="float">
            <text:p>413,8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68" calcext:value-type="float">
            <text:p>249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9" calcext:value-type="float">
            <text:p>249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5" calcext:value-type="float">
            <text:p>251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26" calcext:value-type="float">
            <text:p>251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5" calcext:value-type="float">
            <text:p>250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62" calcext:value-type="float">
            <text:p>252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5" calcext:value-type="float">
            <text:p>253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65" calcext:value-type="float">
            <text:p>251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86" calcext:value-type="float">
            <text:p>247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21" calcext:value-type="float">
            <text:p>247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16" calcext:value-type="float">
            <text:p>247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44" calcext:value-type="float">
            <text:p>24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54:.J1187])" office:value-type="float" office:value="250.035833333333" calcext:value-type="float">
            <text:p>250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14" calcext:value-type="float">
            <text:p>138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2" calcext:value-type="float">
            <text:p>137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44" calcext:value-type="float">
            <text:p>13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97" calcext:value-type="float">
            <text:p>137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38" calcext:value-type="float">
            <text:p>138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63" calcext:value-type="float">
            <text:p>137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" calcext:value-type="float">
            <text:p>139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71" calcext:value-type="float">
            <text:p>142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73" calcext:value-type="float">
            <text:p>142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8" calcext:value-type="float">
            <text:p>142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08" calcext:value-type="float">
            <text:p>143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3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3.55" calcext:value-type="float">
            <text:p>143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90:.J1223])" office:value-type="float" office:value="140.0775" calcext:value-type="float">
            <text:p>140,0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8" calcext:value-type="float">
            <text:p>102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89" calcext:value-type="float">
            <text:p>102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7" calcext:value-type="float">
            <text:p>100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8" calcext:value-type="float">
            <text:p>102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1" calcext:value-type="float">
            <text:p>102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8" calcext:value-type="float">
            <text:p>100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5" calcext:value-type="float">
            <text:p>101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2" calcext:value-type="float">
            <text:p>103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71" calcext:value-type="float">
            <text:p>101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7" calcext:value-type="float">
            <text:p>101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66" calcext:value-type="float">
            <text:p>101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87" calcext:value-type="float">
            <text:p>99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226:.J1259])" office:value-type="float" office:value="101.685" calcext:value-type="float">
            <text:p>101,69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52cm" svg:y="0.057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7cm" svg:x="27.179cm" svg:y="10.128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15cm" svg:y="19.949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95.25" calcext:value-type="float">
            <text:p>95,25</text:p>
          </table:table-cell>
          <table:table-cell table:style-name="ce19" office:value-type="float" office:value="92.59" calcext:value-type="float">
            <text:p>92,59</text:p>
          </table:table-cell>
          <table:table-cell table:style-name="ce19" office:value-type="float" office:value="88.53" calcext:value-type="float">
            <text:p>88,53</text:p>
          </table:table-cell>
          <table:table-cell table:style-name="ce26" office:value-type="float" office:value="91.74" calcext:value-type="float">
            <text:p>91,74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96.62" calcext:value-type="float">
            <text:p>96,62</text:p>
          </table:table-cell>
          <table:table-cell table:style-name="ce20" office:value-type="float" office:value="90.46" calcext:value-type="float">
            <text:p>90,46</text:p>
          </table:table-cell>
          <table:table-cell table:style-name="ce20" office:value-type="float" office:value="92.28" calcext:value-type="float">
            <text:p>92,28</text:p>
          </table:table-cell>
          <table:table-cell table:style-name="ce27" office:value-type="float" office:value="96.19" calcext:value-type="float">
            <text:p>96,19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94.74" calcext:value-type="float">
            <text:p>94,74</text:p>
          </table:table-cell>
          <table:table-cell table:style-name="ce20" office:value-type="float" office:value="99.01" calcext:value-type="float">
            <text:p>99,01</text:p>
          </table:table-cell>
          <table:table-cell table:style-name="ce20" office:value-type="float" office:value="94.56" calcext:value-type="float">
            <text:p>94,56</text:p>
          </table:table-cell>
          <table:table-cell table:style-name="ce27" office:value-type="float" office:value="98.15" calcext:value-type="float">
            <text:p>98,15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100.32" calcext:value-type="float">
            <text:p>100,32</text:p>
          </table:table-cell>
          <table:table-cell table:style-name="ce20" office:value-type="float" office:value="102.25" calcext:value-type="float">
            <text:p>102,25</text:p>
          </table:table-cell>
          <table:table-cell table:style-name="ce20" office:value-type="float" office:value="100.07" calcext:value-type="float">
            <text:p>100,07</text:p>
          </table:table-cell>
          <table:table-cell table:style-name="ce27" office:value-type="float" office:value="99.96" calcext:value-type="float">
            <text:p>99,96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08.44" calcext:value-type="float">
            <text:p>108,44</text:p>
          </table:table-cell>
          <table:table-cell table:style-name="ce20" office:value-type="float" office:value="106.04" calcext:value-type="float">
            <text:p>106,04</text:p>
          </table:table-cell>
          <table:table-cell table:style-name="ce20" office:value-type="float" office:value="105.06" calcext:value-type="float">
            <text:p>105,06</text:p>
          </table:table-cell>
          <table:table-cell table:style-name="ce27" office:value-type="float" office:value="105.45" calcext:value-type="float">
            <text:p>105,45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14.51" calcext:value-type="float">
            <text:p>114,51</text:p>
          </table:table-cell>
          <table:table-cell table:style-name="ce20" office:value-type="float" office:value="112.09" calcext:value-type="float">
            <text:p>112,09</text:p>
          </table:table-cell>
          <table:table-cell table:style-name="ce20" office:value-type="float" office:value="111.4" calcext:value-type="float">
            <text:p>111,40</text:p>
          </table:table-cell>
          <table:table-cell table:style-name="ce27" office:value-type="float" office:value="111.05" calcext:value-type="float">
            <text:p>111,05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22.23" calcext:value-type="float">
            <text:p>122,23</text:p>
          </table:table-cell>
          <table:table-cell table:style-name="ce21" office:value-type="float" office:value="118.43" calcext:value-type="float">
            <text:p>118,43</text:p>
          </table:table-cell>
          <table:table-cell table:style-name="ce21" office:value-type="float" office:value="117.25" calcext:value-type="float">
            <text:p>117,25</text:p>
          </table:table-cell>
          <table:table-cell table:style-name="ce28" office:value-type="float" office:value="117.2" calcext:value-type="float">
            <text:p>117,2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17.2" calcext:value-type="float">
            <text:p>117,2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17.25" calcext:value-type="float">
            <text:p>117,2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18.43" calcext:value-type="float">
            <text:p>118,4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22.23" calcext:value-type="float">
            <text:p>122,2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11.05" calcext:value-type="float">
            <text:p>111,0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11.4" calcext:value-type="float">
            <text:p>111,4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12.09" calcext:value-type="float">
            <text:p>112,0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14.51" calcext:value-type="float">
            <text:p>114,5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105.45" calcext:value-type="float">
            <text:p>105,4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05.06" calcext:value-type="float">
            <text:p>105,0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106.04" calcext:value-type="float">
            <text:p>106,0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08.44" calcext:value-type="float">
            <text:p>108,44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99.96" calcext:value-type="float">
            <text:p>99,96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966614173228346" calcext:value-type="float">
            <text:p>0,97</text:p>
          </table:table-cell>
          <table:table-cell table:style-name="ce19" table:formula="of:=[.F26]/[.E2]" office:value-type="float" office:value="0.994383842747597" calcext:value-type="float">
            <text:p>0,99</text:p>
          </table:table-cell>
          <table:table-cell table:style-name="ce19" table:formula="of:=[.F26]/[.F2]" office:value-type="float" office:value="1.03998644527279" calcext:value-type="float">
            <text:p>1,04</text:p>
          </table:table-cell>
          <table:table-cell table:style-name="ce26" table:formula="of:=[.F26]/[.G2]" office:value-type="float" office:value="1.00359712230216" calcext:value-type="float">
            <text:p>1,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00.07" calcext:value-type="float">
            <text:p>100,07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30914924446284" calcext:value-type="float">
            <text:p>1,31</text:p>
          </table:table-cell>
          <table:table-cell table:style-name="ce20" table:formula="of:=[.F27]/[.E3]" office:value-type="float" office:value="1.39829759009507" calcext:value-type="float">
            <text:p>1,40</text:p>
          </table:table-cell>
          <table:table-cell table:style-name="ce20" table:formula="of:=[.F27]/[.F3]" office:value-type="float" office:value="1.37071954919809" calcext:value-type="float">
            <text:p>1,37</text:p>
          </table:table-cell>
          <table:table-cell table:style-name="ce27" table:formula="of:=[.F27]/[.G3]" office:value-type="float" office:value="1.31500155941366" calcext:value-type="float">
            <text:p>1,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02.25" calcext:value-type="float">
            <text:p>102,25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4010977411864" calcext:value-type="float">
            <text:p>2,40</text:p>
          </table:table-cell>
          <table:table-cell table:style-name="ce20" table:formula="of:=[.F28]/[.E4]" office:value-type="float" office:value="2.2975457024543" calcext:value-type="float">
            <text:p>2,30</text:p>
          </table:table-cell>
          <table:table-cell table:style-name="ce20" table:formula="of:=[.F28]/[.F4]" office:value-type="float" office:value="2.40566835871404" calcext:value-type="float">
            <text:p>2,41</text:p>
          </table:table-cell>
          <table:table-cell table:style-name="ce27" table:formula="of:=[.F28]/[.G4]" office:value-type="float" office:value="2.31767702496179" calcext:value-type="float">
            <text:p>2,3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00.32" calcext:value-type="float">
            <text:p>100,3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86602870813397" calcext:value-type="float">
            <text:p>3,87</text:p>
          </table:table-cell>
          <table:table-cell table:style-name="ce20" table:formula="of:=[.F29]/[.E5]" office:value-type="float" office:value="3.79305623471883" calcext:value-type="float">
            <text:p>3,79</text:p>
          </table:table-cell>
          <table:table-cell table:style-name="ce20" table:formula="of:=[.F29]/[.F5]" office:value-type="float" office:value="3.87568701908664" calcext:value-type="float">
            <text:p>3,88</text:p>
          </table:table-cell>
          <table:table-cell table:style-name="ce27" table:formula="of:=[.F29]/[.G5]" office:value-type="float" office:value="3.87995198079232" calcext:value-type="float">
            <text:p>3,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98.15" calcext:value-type="float">
            <text:p>98,15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6159166359277" calcext:value-type="float">
            <text:p>5,62</text:p>
          </table:table-cell>
          <table:table-cell table:style-name="ce20" table:formula="of:=[.F30]/[.E6]" office:value-type="float" office:value="5.74302150132026" calcext:value-type="float">
            <text:p>5,74</text:p>
          </table:table-cell>
          <table:table-cell table:style-name="ce20" table:formula="of:=[.F30]/[.F6]" office:value-type="float" office:value="5.79659242337712" calcext:value-type="float">
            <text:p>5,80</text:p>
          </table:table-cell>
          <table:table-cell table:style-name="ce27" table:formula="of:=[.F30]/[.G6]" office:value-type="float" office:value="5.77515410146989" calcext:value-type="float">
            <text:p>5,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4.56" calcext:value-type="float">
            <text:p>94,56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7.78587022967426" calcext:value-type="float">
            <text:p>7,79</text:p>
          </table:table-cell>
          <table:table-cell table:style-name="ce20" table:formula="of:=[.F31]/[.E7]" office:value-type="float" office:value="7.95396556338656" calcext:value-type="float">
            <text:p>7,95</text:p>
          </table:table-cell>
          <table:table-cell table:style-name="ce20" table:formula="of:=[.F31]/[.F7]" office:value-type="float" office:value="8.0032315978456" calcext:value-type="float">
            <text:p>8,00</text:p>
          </table:table-cell>
          <table:table-cell table:style-name="ce27" table:formula="of:=[.F31]/[.G7]" office:value-type="float" office:value="8.02845565060783" calcext:value-type="float">
            <text:p>8,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99.01" calcext:value-type="float">
            <text:p>99,01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0.1412091957785" calcext:value-type="float">
            <text:p>10,14</text:p>
          </table:table-cell>
          <table:table-cell table:style-name="ce21" table:formula="of:=[.F32]/[.E8]" office:value-type="float" office:value="10.4666047454192" calcext:value-type="float">
            <text:p>10,47</text:p>
          </table:table-cell>
          <table:table-cell table:style-name="ce21" table:formula="of:=[.F32]/[.F8]" office:value-type="float" office:value="10.5719402985075" calcext:value-type="float">
            <text:p>10,57</text:p>
          </table:table-cell>
          <table:table-cell table:style-name="ce28" table:formula="of:=[.F32]/[.G8]" office:value-type="float" office:value="10.5764505119454" calcext:value-type="float">
            <text:p>10,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94.74" calcext:value-type="float">
            <text:p>9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96.19" calcext:value-type="float">
            <text:p>96,1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92.28" calcext:value-type="float">
            <text:p>92,28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0.46" calcext:value-type="float">
            <text:p>90,4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6.62" calcext:value-type="float">
            <text:p>96,6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1.74" calcext:value-type="float">
            <text:p>91,7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8.53" calcext:value-type="float">
            <text:p>88,5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92.59" calcext:value-type="float">
            <text:p>92,5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5.25" calcext:value-type="float">
            <text:p>95,2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52.66" calcext:value-type="float">
            <text:p>1252,66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900.46" calcext:value-type="float">
            <text:p>900,46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83307086614173" calcext:value-type="float">
            <text:p>0,48</text:p>
          </table:table-cell>
          <table:table-cell table:style-name="ce19" table:formula="of:=[.I26]/[.I49]" office:value-type="float" office:value="0.248595960686899" calcext:value-type="float">
            <text:p>0,25</text:p>
          </table:table-cell>
          <table:table-cell table:style-name="ce19" table:formula="of:=[.J26]/[.J49]" office:value-type="float" office:value="0.173331074212131" calcext:value-type="float">
            <text:p>0,17</text:p>
          </table:table-cell>
          <table:table-cell table:style-name="ce26" table:formula="of:=[.K26]/[.K49]" office:value-type="float" office:value="0.12544964028777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610.7" calcext:value-type="float">
            <text:p>610,7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54574622231422" calcext:value-type="float">
            <text:p>0,65</text:p>
          </table:table-cell>
          <table:table-cell table:style-name="ce20" table:formula="of:=[.I27]/[.I49]" office:value-type="float" office:value="0.349574397523767" calcext:value-type="float">
            <text:p>0,35</text:p>
          </table:table-cell>
          <table:table-cell table:style-name="ce20" table:formula="of:=[.J27]/[.J49]" office:value-type="float" office:value="0.228453258199682" calcext:value-type="float">
            <text:p>0,23</text:p>
          </table:table-cell>
          <table:table-cell table:style-name="ce27" table:formula="of:=[.K27]/[.K49]" office:value-type="float" office:value="0.164375194926708" calcext:value-type="float">
            <text:p>0,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385.83" calcext:value-type="float">
            <text:p>385,83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2005488705932" calcext:value-type="float">
            <text:p>1,20</text:p>
          </table:table-cell>
          <table:table-cell table:style-name="ce20" table:formula="of:=[.I28]/[.I49]" office:value-type="float" office:value="0.574386425613574" calcext:value-type="float">
            <text:p>0,57</text:p>
          </table:table-cell>
          <table:table-cell table:style-name="ce20" table:formula="of:=[.J28]/[.J49]" office:value-type="float" office:value="0.400944726452341" calcext:value-type="float">
            <text:p>0,40</text:p>
          </table:table-cell>
          <table:table-cell table:style-name="ce27" table:formula="of:=[.K28]/[.K49]" office:value-type="float" office:value="0.289709628120224" calcext:value-type="float">
            <text:p>0,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88.49" calcext:value-type="float">
            <text:p>288,49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93301435406699" calcext:value-type="float">
            <text:p>1,93</text:p>
          </table:table-cell>
          <table:table-cell table:style-name="ce20" table:formula="of:=[.I29]/[.I49]" office:value-type="float" office:value="0.948264058679707" calcext:value-type="float">
            <text:p>0,95</text:p>
          </table:table-cell>
          <table:table-cell table:style-name="ce20" table:formula="of:=[.J29]/[.J49]" office:value-type="float" office:value="0.64594783651444" calcext:value-type="float">
            <text:p>0,65</text:p>
          </table:table-cell>
          <table:table-cell table:style-name="ce27" table:formula="of:=[.K29]/[.K49]" office:value-type="float" office:value="0.48499399759904" calcext:value-type="float">
            <text:p>0,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228.99" calcext:value-type="float">
            <text:p>228,99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80795831796385" calcext:value-type="float">
            <text:p>2,81</text:p>
          </table:table-cell>
          <table:table-cell table:style-name="ce20" table:formula="of:=[.I30]/[.I49]" office:value-type="float" office:value="1.43575537533006" calcext:value-type="float">
            <text:p>1,44</text:p>
          </table:table-cell>
          <table:table-cell table:style-name="ce20" table:formula="of:=[.J30]/[.J49]" office:value-type="float" office:value="0.96609873722952" calcext:value-type="float">
            <text:p>0,97</text:p>
          </table:table-cell>
          <table:table-cell table:style-name="ce27" table:formula="of:=[.K30]/[.K49]" office:value-type="float" office:value="0.721894262683736" calcext:value-type="float">
            <text:p>0,72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84.75" calcext:value-type="float">
            <text:p>184,75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89293511483713" calcext:value-type="float">
            <text:p>3,89</text:p>
          </table:table-cell>
          <table:table-cell table:style-name="ce20" table:formula="of:=[.I31]/[.I49]" office:value-type="float" office:value="1.98849139084664" calcext:value-type="float">
            <text:p>1,99</text:p>
          </table:table-cell>
          <table:table-cell table:style-name="ce20" table:formula="of:=[.J31]/[.J49]" office:value-type="float" office:value="1.33387193297427" calcext:value-type="float">
            <text:p>1,33</text:p>
          </table:table-cell>
          <table:table-cell table:style-name="ce27" table:formula="of:=[.K31]/[.K49]" office:value-type="float" office:value="1.00355695632598" calcext:value-type="float">
            <text:p>1,0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5.07060459788923" calcext:value-type="float">
            <text:p>5,07</text:p>
          </table:table-cell>
          <table:table-cell table:style-name="ce21" table:formula="of:=[.I32]/[.I49]" office:value-type="float" office:value="2.61665118635481" calcext:value-type="float">
            <text:p>2,62</text:p>
          </table:table-cell>
          <table:table-cell table:style-name="ce21" table:formula="of:=[.J32]/[.J49]" office:value-type="float" office:value="1.76199004975124" calcext:value-type="float">
            <text:p>1,76</text:p>
          </table:table-cell>
          <table:table-cell table:style-name="ce28" table:formula="of:=[.K32]/[.K49]" office:value-type="float" office:value="1.32205631399317" calcext:value-type="float">
            <text:p>1,32</text:p>
          </table:table-cell>
        </table:table-row>
      </table:table>
      <table:named-expressions/>
      <table:database-ranges>
        <table:database-range table:name="__Anonymous_Sheet_DB__0" table:target-range-address="output_FN_2.B1:output_FN_2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1:30:31.0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1:37:06.365000000</dc:date>
    <meta:editing-duration>PT6M33S</meta:editing-duration>
    <meta:editing-cycles>4</meta:editing-cycles>
    <meta:document-statistic meta:table-count="2" meta:cell-count="537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17cm" svg:y="0.316cm" chart:style-name="ch2">
          <text:p>Find Nearest 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95.25">
                <text:p>95.25</text:p>
                <draw:g>
                  <svg:desc>Graphics.D2:Graphics.D8</svg:desc>
                </draw:g>
              </table:table-cell>
              <table:table-cell office:value-type="float" office:value="92.59">
                <text:p>92.59</text:p>
                <draw:g>
                  <svg:desc>Graphics.E2:Graphics.E8</svg:desc>
                </draw:g>
              </table:table-cell>
              <table:table-cell office:value-type="float" office:value="88.53">
                <text:p>88.53</text:p>
                <draw:g>
                  <svg:desc>Graphics.F2:Graphics.F8</svg:desc>
                </draw:g>
              </table:table-cell>
              <table:table-cell office:value-type="float" office:value="91.74">
                <text:p>91.74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96.62">
                <text:p>96.62</text:p>
              </table:table-cell>
              <table:table-cell office:value-type="float" office:value="90.46">
                <text:p>90.46</text:p>
              </table:table-cell>
              <table:table-cell office:value-type="float" office:value="92.28">
                <text:p>92.28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94.74">
                <text:p>94.74</text:p>
              </table:table-cell>
              <table:table-cell office:value-type="float" office:value="99.01">
                <text:p>99.01</text:p>
              </table:table-cell>
              <table:table-cell office:value-type="float" office:value="94.56">
                <text:p>94.56</text:p>
              </table:table-cell>
              <table:table-cell office:value-type="float" office:value="98.15">
                <text:p>98.1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100.32">
                <text:p>100.32</text:p>
              </table:table-cell>
              <table:table-cell office:value-type="float" office:value="102.25">
                <text:p>102.25</text:p>
              </table:table-cell>
              <table:table-cell office:value-type="float" office:value="100.07">
                <text:p>100.07</text:p>
              </table:table-cell>
              <table:table-cell office:value-type="float" office:value="99.96">
                <text:p>99.9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08.44">
                <text:p>108.44</text:p>
              </table:table-cell>
              <table:table-cell office:value-type="float" office:value="106.04">
                <text:p>106.04</text:p>
              </table:table-cell>
              <table:table-cell office:value-type="float" office:value="105.06">
                <text:p>105.06</text:p>
              </table:table-cell>
              <table:table-cell office:value-type="float" office:value="105.45">
                <text:p>105.4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14.51">
                <text:p>114.51</text:p>
              </table:table-cell>
              <table:table-cell office:value-type="float" office:value="112.09">
                <text:p>112.09</text:p>
              </table:table-cell>
              <table:table-cell office:value-type="float" office:value="111.4">
                <text:p>111.4</text:p>
              </table:table-cell>
              <table:table-cell office:value-type="float" office:value="111.05">
                <text:p>111.0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22.23">
                <text:p>122.23</text:p>
              </table:table-cell>
              <table:table-cell office:value-type="float" office:value="118.43">
                <text:p>118.43</text:p>
              </table:table-cell>
              <table:table-cell office:value-type="float" office:value="117.25">
                <text:p>117.25</text:p>
              </table:table-cell>
              <table:table-cell office:value-type="float" office:value="117.2">
                <text:p>11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88cm" xlink:href=".." xlink:type="simple" chart:class="chart:bar" chart:style-name="ch1">
        <chart:title svg:x="4.951cm" svg:y="0.315cm" chart:style-name="ch2">
          <text:p>Find Nearest 2 batches Gain</text:p>
        </chart:title>
        <chart:legend chart:legend-position="end" svg:x="15.051cm" svg:y="3.436cm" style:legend-expansion="high" chart:style-name="ch3"/>
        <chart:plot-area chart:style-name="ch4" table:cell-range-address="Graphics.E25:Graphics.E32 Graphics.H25:Graphics.K32" chart:data-source-has-labels="both" svg:x="1.32cm" svg:y="1.299cm" svg:width="13.412cm" svg:height="6.539cm">
          <chart:coordinate-region svg:x="1.952cm" svg:y="1.501cm" svg:width="12.78cm" svg:height="5.684cm"/>
          <chart:axis chart:dimension="x" chart:name="primary-x" chart:style-name="ch5" chartooo:axis-type="auto">
            <chartooo:date-scale/>
            <chart:title svg:x="7.609cm" svg:y="8.017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53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66614173228346">
                <text:p>0.966614173228346</text:p>
                <draw:g>
                  <svg:desc>Graphics.H26:Graphics.H32</svg:desc>
                </draw:g>
              </table:table-cell>
              <table:table-cell office:value-type="float" office:value="0.994383842747597">
                <text:p>0.994383842747597</text:p>
                <draw:g>
                  <svg:desc>Graphics.I26:Graphics.I32</svg:desc>
                </draw:g>
              </table:table-cell>
              <table:table-cell office:value-type="float" office:value="1.03998644527279">
                <text:p>1.03998644527279</text:p>
                <draw:g>
                  <svg:desc>Graphics.J26:Graphics.J32</svg:desc>
                </draw:g>
              </table:table-cell>
              <table:table-cell office:value-type="float" office:value="1.00359712230216">
                <text:p>1.00359712230216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0914924446284">
                <text:p>1.30914924446284</text:p>
              </table:table-cell>
              <table:table-cell office:value-type="float" office:value="1.39829759009507">
                <text:p>1.39829759009507</text:p>
              </table:table-cell>
              <table:table-cell office:value-type="float" office:value="1.37071954919809">
                <text:p>1.37071954919809</text:p>
              </table:table-cell>
              <table:table-cell office:value-type="float" office:value="1.31500155941366">
                <text:p>1.3150015594136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4010977411864">
                <text:p>2.4010977411864</text:p>
              </table:table-cell>
              <table:table-cell office:value-type="float" office:value="2.2975457024543">
                <text:p>2.2975457024543</text:p>
              </table:table-cell>
              <table:table-cell office:value-type="float" office:value="2.40566835871404">
                <text:p>2.40566835871404</text:p>
              </table:table-cell>
              <table:table-cell office:value-type="float" office:value="2.31767702496179">
                <text:p>2.3176770249617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86602870813397">
                <text:p>3.86602870813397</text:p>
              </table:table-cell>
              <table:table-cell office:value-type="float" office:value="3.79305623471883">
                <text:p>3.79305623471883</text:p>
              </table:table-cell>
              <table:table-cell office:value-type="float" office:value="3.87568701908664">
                <text:p>3.87568701908664</text:p>
              </table:table-cell>
              <table:table-cell office:value-type="float" office:value="3.87995198079232">
                <text:p>3.8799519807923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6159166359277">
                <text:p>5.6159166359277</text:p>
              </table:table-cell>
              <table:table-cell office:value-type="float" office:value="5.74302150132026">
                <text:p>5.74302150132026</text:p>
              </table:table-cell>
              <table:table-cell office:value-type="float" office:value="5.79659242337712">
                <text:p>5.79659242337712</text:p>
              </table:table-cell>
              <table:table-cell office:value-type="float" office:value="5.77515410146989">
                <text:p>5.7751541014698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78587022967426">
                <text:p>7.78587022967426</text:p>
              </table:table-cell>
              <table:table-cell office:value-type="float" office:value="7.95396556338656">
                <text:p>7.95396556338656</text:p>
              </table:table-cell>
              <table:table-cell office:value-type="float" office:value="8.0032315978456">
                <text:p>8.0032315978456</text:p>
              </table:table-cell>
              <table:table-cell office:value-type="float" office:value="8.02845565060783">
                <text:p>8.0284556506078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1412091957785">
                <text:p>10.1412091957785</text:p>
              </table:table-cell>
              <table:table-cell office:value-type="float" office:value="10.4666047454192">
                <text:p>10.4666047454192</text:p>
              </table:table-cell>
              <table:table-cell office:value-type="float" office:value="10.5719402985075">
                <text:p>10.5719402985075</text:p>
              </table:table-cell>
              <table:table-cell office:value-type="float" office:value="10.5764505119454">
                <text:p>10.5764505119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6cm" svg:y="0.316cm" chart:style-name="ch2">
          <text:p>Find Nearest 2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83307086614173">
                <text:p>0.483307086614173</text:p>
                <draw:g>
                  <svg:desc>Graphics.H50:Graphics.H56</svg:desc>
                </draw:g>
              </table:table-cell>
              <table:table-cell office:value-type="float" office:value="0.248595960686899">
                <text:p>0.248595960686899</text:p>
                <draw:g>
                  <svg:desc>Graphics.I50:Graphics.I56</svg:desc>
                </draw:g>
              </table:table-cell>
              <table:table-cell office:value-type="float" office:value="0.173331074212131">
                <text:p>0.173331074212131</text:p>
                <draw:g>
                  <svg:desc>Graphics.J50:Graphics.J56</svg:desc>
                </draw:g>
              </table:table-cell>
              <table:table-cell office:value-type="float" office:value="0.12544964028777">
                <text:p>0.12544964028777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54574622231422">
                <text:p>0.654574622231422</text:p>
              </table:table-cell>
              <table:table-cell office:value-type="float" office:value="0.349574397523767">
                <text:p>0.349574397523767</text:p>
              </table:table-cell>
              <table:table-cell office:value-type="float" office:value="0.228453258199682">
                <text:p>0.228453258199682</text:p>
              </table:table-cell>
              <table:table-cell office:value-type="float" office:value="0.164375194926708">
                <text:p>0.1643751949267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2005488705932">
                <text:p>1.2005488705932</text:p>
              </table:table-cell>
              <table:table-cell office:value-type="float" office:value="0.574386425613574">
                <text:p>0.574386425613574</text:p>
              </table:table-cell>
              <table:table-cell office:value-type="float" office:value="0.400944726452341">
                <text:p>0.400944726452341</text:p>
              </table:table-cell>
              <table:table-cell office:value-type="float" office:value="0.289709628120224">
                <text:p>0.2897096281202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93301435406699">
                <text:p>1.93301435406699</text:p>
              </table:table-cell>
              <table:table-cell office:value-type="float" office:value="0.948264058679707">
                <text:p>0.948264058679707</text:p>
              </table:table-cell>
              <table:table-cell office:value-type="float" office:value="0.64594783651444">
                <text:p>0.64594783651444</text:p>
              </table:table-cell>
              <table:table-cell office:value-type="float" office:value="0.48499399759904">
                <text:p>0.484993997599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80795831796385">
                <text:p>2.80795831796385</text:p>
              </table:table-cell>
              <table:table-cell office:value-type="float" office:value="1.43575537533006">
                <text:p>1.43575537533006</text:p>
              </table:table-cell>
              <table:table-cell office:value-type="float" office:value="0.96609873722952">
                <text:p>0.96609873722952</text:p>
              </table:table-cell>
              <table:table-cell office:value-type="float" office:value="0.721894262683736">
                <text:p>0.7218942626837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89293511483713">
                <text:p>3.89293511483713</text:p>
              </table:table-cell>
              <table:table-cell office:value-type="float" office:value="1.98849139084664">
                <text:p>1.98849139084664</text:p>
              </table:table-cell>
              <table:table-cell office:value-type="float" office:value="1.33387193297427">
                <text:p>1.33387193297427</text:p>
              </table:table-cell>
              <table:table-cell office:value-type="float" office:value="1.00355695632598">
                <text:p>1.0035569563259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07060459788923">
                <text:p>5.07060459788923</text:p>
              </table:table-cell>
              <table:table-cell office:value-type="float" office:value="2.61665118635481">
                <text:p>2.61665118635481</text:p>
              </table:table-cell>
              <table:table-cell office:value-type="float" office:value="1.76199004975124">
                <text:p>1.76199004975124</text:p>
              </table:table-cell>
              <table:table-cell office:value-type="float" office:value="1.32205631399317">
                <text:p>1.32205631399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